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3785in" style:rel-column-width="23288*"/>
    </style:style>
    <style:style style:name="Table2.B" style:family="table-column">
      <style:table-column-properties style:column-width="4.3146in" style:rel-column-width="4224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8125in" style:rel-column-width="4050*"/>
    </style:style>
    <style:style style:name="Table1.B" style:family="table-column">
      <style:table-column-properties style:column-width="3.8806in" style:rel-column-width="558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229in" fo:margin-left="0.0722in" table:align="left"/>
    </style:style>
    <style:style style:name="Table5.A" style:family="table-column">
      <style:table-column-properties style:column-width="6.6229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7853" officeooo:paragraph-rsid="00157853"/>
    </style:style>
    <style:style style:name="P2" style:family="paragraph" style:parent-style-name="Standard">
      <style:paragraph-properties fo:text-align="start" style:justify-single-word="false"/>
      <style:text-properties officeooo:rsid="00157853" officeooo:paragraph-rsid="00157853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57853" officeooo:paragraph-rsid="00157853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57853" officeooo:paragraph-rsid="00157853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57853" officeooo:paragraph-rsid="00165b7a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2498a6" officeooo:paragraph-rsid="002498a6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2b6316" officeooo:paragraph-rsid="002b6316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42cb5a" officeooo:paragraph-rsid="0042cb5a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officeooo:rsid="001ed7b9" officeooo:paragraph-rsid="001ed7b9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italic" fo:font-weight="normal" officeooo:rsid="001fdb9f" officeooo:paragraph-rsid="001fdb9f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0165b7a" officeooo:paragraph-rsid="00191fce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officeooo:rsid="00165b7a" officeooo:paragraph-rsid="0019fb09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176af8" officeooo:paragraph-rsid="00191fce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2498a6" officeooo:paragraph-rsid="002498a6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283fb5" officeooo:paragraph-rsid="00283fb5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283fb5" officeooo:paragraph-rsid="002b6316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2b6316" officeooo:paragraph-rsid="002b6316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324d67" officeooo:paragraph-rsid="00324d67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33353e" officeooo:paragraph-rsid="0033353e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342572" officeooo:paragraph-rsid="0033353e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399b7e" officeooo:paragraph-rsid="00399b7e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officeooo:rsid="003b4c19" officeooo:paragraph-rsid="003b4c19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officeooo:rsid="00502afa" officeooo:paragraph-rsid="0034e385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1fdb9f" officeooo:paragraph-rsid="001fdb9f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1fdb9f" officeooo:paragraph-rsid="001fdb9f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rsid="0033353e" officeooo:paragraph-rsid="00382006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fo:font-weight="bold" officeooo:rsid="00324d67" officeooo:paragraph-rsid="00324d67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tyle="normal" fo:font-weight="bold" officeooo:rsid="0034e385" officeooo:paragraph-rsid="0034e385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tyle="normal" fo:font-weight="bold" officeooo:rsid="0033353e" officeooo:paragraph-rsid="0033353e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tyle="normal" fo:font-weight="bold" officeooo:rsid="00399b7e" officeooo:paragraph-rsid="00399b7e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weight="bold" officeooo:rsid="001dba71" officeooo:paragraph-rsid="001dba71" style:font-weight-asian="bold" style:font-weight-complex="bold"/>
    </style:style>
    <style:style style:name="P32" style:family="paragraph" style:parent-style-name="Standard">
      <style:text-properties fo:font-weight="bold" officeooo:rsid="001ed7b9" officeooo:paragraph-rsid="001ed7b9" style:font-weight-asian="bold" style:font-weight-complex="bold"/>
    </style:style>
    <style:style style:name="P33" style:family="paragraph" style:parent-style-name="Standard">
      <style:text-properties fo:font-weight="bold" officeooo:rsid="0022a461" officeooo:paragraph-rsid="0022a461" style:font-weight-asian="bold" style:font-weight-complex="bold"/>
    </style:style>
    <style:style style:name="P34" style:family="paragraph" style:parent-style-name="Standard">
      <style:text-properties fo:font-weight="normal" officeooo:rsid="001ed7b9" officeooo:paragraph-rsid="001ed7b9" style:font-weight-asian="normal" style:font-weight-complex="normal"/>
    </style:style>
    <style:style style:name="P35" style:family="paragraph" style:parent-style-name="Standard">
      <style:text-properties fo:font-weight="normal" officeooo:rsid="001fdb9f" officeooo:paragraph-rsid="001fdb9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officeooo:paragraph-rsid="00215089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rsid="00191fce" officeooo:paragraph-rsid="00191fce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191fce" officeooo:paragraph-rsid="0020888e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weight="bold" officeooo:rsid="00191fce" officeooo:paragraph-rsid="00298208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weight="bold" officeooo:rsid="00191fce" officeooo:paragraph-rsid="002dab34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weight="bold" officeooo:rsid="00191fce" officeooo:paragraph-rsid="00303e63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weight="bold" officeooo:rsid="0034e385" officeooo:paragraph-rsid="0034e385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3f81c9" officeooo:paragraph-rsid="003f81c9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paragraph-rsid="0019fb09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paragraph-rsid="00215089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paragraph-rsid="003f81c9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2dab34" officeooo:paragraph-rsid="002dab34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29ab10" officeooo:paragraph-rsid="002e6723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3f81c9" officeooo:paragraph-rsid="003f81c9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officeooo:rsid="0020888e" officeooo:paragraph-rsid="0020888e"/>
    </style:style>
    <style:style style:name="P52" style:family="paragraph" style:parent-style-name="Table_20_Contents">
      <style:paragraph-properties fo:text-align="start" style:justify-single-word="false"/>
      <style:text-properties officeooo:rsid="0020888e" officeooo:paragraph-rsid="00215089"/>
    </style:style>
    <style:style style:name="P53" style:family="paragraph" style:parent-style-name="Table_20_Contents">
      <style:paragraph-properties fo:text-align="start" style:justify-single-word="false"/>
      <style:text-properties officeooo:rsid="002dab34" officeooo:paragraph-rsid="002dab34"/>
    </style:style>
    <style:style style:name="P54" style:family="paragraph" style:parent-style-name="Table_20_Contents">
      <style:paragraph-properties fo:text-align="start" style:justify-single-word="false"/>
      <style:text-properties officeooo:rsid="002e6723" officeooo:paragraph-rsid="002e6723"/>
    </style:style>
    <style:style style:name="P5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19fb09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officeooo:rsid="00324d67" officeooo:paragraph-rsid="00324d67"/>
    </style:style>
    <style:style style:name="P57" style:family="paragraph" style:parent-style-name="Table_20_Contents">
      <style:paragraph-properties fo:text-align="start" style:justify-single-word="false"/>
      <style:text-properties officeooo:rsid="0033353e" officeooo:paragraph-rsid="0033353e"/>
    </style:style>
    <style:style style:name="P58" style:family="paragraph" style:parent-style-name="Table_20_Contents">
      <style:paragraph-properties fo:text-align="start" style:justify-single-word="false"/>
      <style:text-properties officeooo:rsid="0034e385" officeooo:paragraph-rsid="0034e385"/>
    </style:style>
    <style:style style:name="P59" style:family="paragraph" style:parent-style-name="Table_20_Contents">
      <style:paragraph-properties fo:text-align="center" style:justify-single-word="false"/>
      <style:text-properties fo:font-style="italic" officeooo:rsid="0034e385" officeooo:paragraph-rsid="0034e385" style:font-style-asian="italic" style:font-style-complex="italic"/>
    </style:style>
    <style:style style:name="P60" style:family="paragraph" style:parent-style-name="Table_20_Contents">
      <style:paragraph-properties fo:text-align="start" style:justify-single-word="false"/>
      <style:text-properties officeooo:rsid="003b4c19" officeooo:paragraph-rsid="003b4c19"/>
    </style:style>
    <style:style style:name="P61" style:family="paragraph" style:parent-style-name="Table_20_Contents">
      <style:paragraph-properties fo:text-align="start" style:justify-single-word="false"/>
      <style:text-properties officeooo:rsid="003f81c9" officeooo:paragraph-rsid="003f81c9"/>
    </style:style>
    <style:style style:name="P62" style:family="paragraph" style:parent-style-name="Table_20_Contents">
      <style:paragraph-properties fo:text-align="start" style:justify-single-word="false"/>
      <style:text-properties officeooo:rsid="004924b5" officeooo:paragraph-rsid="004924b5"/>
    </style:style>
    <style:style style:name="P63" style:family="paragraph" style:parent-style-name="Table_20_Contents">
      <style:paragraph-properties fo:text-align="start" style:justify-single-word="false"/>
      <style:text-properties officeooo:rsid="004a1ceb" officeooo:paragraph-rsid="004a1ce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1d9f" style:font-style-asian="normal" style:font-style-complex="normal"/>
    </style:style>
    <style:style style:name="T4" style:family="text">
      <style:text-properties fo:font-style="normal" officeooo:rsid="00165b7a" style:font-style-asian="normal" style:font-style-complex="normal"/>
    </style:style>
    <style:style style:name="T5" style:family="text">
      <style:text-properties fo:font-style="normal" officeooo:rsid="0036a03b" style:font-style-asian="normal" style:font-style-complex="normal"/>
    </style:style>
    <style:style style:name="T6" style:family="text">
      <style:text-properties fo:font-style="normal" officeooo:rsid="00380dfc" style:font-style-asian="normal" style:font-style-complex="normal"/>
    </style:style>
    <style:style style:name="T7" style:family="text">
      <style:text-properties officeooo:rsid="00165b7a"/>
    </style:style>
    <style:style style:name="T8" style:family="text">
      <style:text-properties officeooo:rsid="00176af8"/>
    </style:style>
    <style:style style:name="T9" style:family="text">
      <style:text-properties officeooo:rsid="00191fce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letter-spacing="normal" fo:font-style="normal" fo:font-weight="normal" officeooo:rsid="00215089"/>
    </style:style>
    <style:style style:name="T12" style:family="text">
      <style:text-properties fo:font-variant="normal" fo:text-transform="none" fo:color="#000000" style:font-name="Times New Roman" fo:letter-spacing="normal" fo:font-style="normal" fo:font-weight="normal" officeooo:rsid="002dab34"/>
    </style:style>
    <style:style style:name="T13" style:family="text">
      <style:text-properties fo:font-variant="normal" fo:text-transform="none" fo:color="#000000" style:font-name="Times New Roman" fo:letter-spacing="normal" fo:font-style="normal" fo:font-weight="normal" officeooo:rsid="003b4c19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 officeooo:rsid="003ef3e6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 officeooo:rsid="00423fb7"/>
    </style:style>
    <style:style style:name="T16" style:family="text">
      <style:text-properties fo:font-variant="normal" fo:text-transform="none" fo:color="#000000" fo:letter-spacing="normal"/>
    </style:style>
    <style:style style:name="T17" style:family="text">
      <style:text-properties officeooo:rsid="0019fb09"/>
    </style:style>
    <style:style style:name="T18" style:family="text">
      <style:text-properties officeooo:rsid="001dba71"/>
    </style:style>
    <style:style style:name="T19" style:family="text">
      <style:text-properties officeooo:rsid="001ed7b9"/>
    </style:style>
    <style:style style:name="T20" style:family="text">
      <style:text-properties officeooo:rsid="001fdb9f"/>
    </style:style>
    <style:style style:name="T21" style:family="text">
      <style:text-properties officeooo:rsid="0023b47f"/>
    </style:style>
    <style:style style:name="T22" style:family="text">
      <style:text-properties officeooo:rsid="00283fb5"/>
    </style:style>
    <style:style style:name="T23" style:family="text">
      <style:text-properties officeooo:rsid="002c8ecd"/>
    </style:style>
    <style:style style:name="T24" style:family="text">
      <style:text-properties officeooo:rsid="002dab34"/>
    </style:style>
    <style:style style:name="T25" style:family="text">
      <style:text-properties officeooo:rsid="003e0fc0"/>
    </style:style>
    <style:style style:name="T26" style:family="text">
      <style:text-properties officeooo:rsid="00435f39"/>
    </style:style>
    <style:style style:name="T27" style:family="text">
      <style:text-properties officeooo:rsid="0044c27d"/>
    </style:style>
    <style:style style:name="T28" style:family="text">
      <style:text-properties officeooo:rsid="00476cca"/>
    </style:style>
    <style:style style:name="T29" style:family="text">
      <style:text-properties officeooo:rsid="004924b5"/>
    </style:style>
    <style:style style:name="T30" style:family="text">
      <style:text-properties officeooo:rsid="004960cd"/>
    </style:style>
    <style:style style:name="T31" style:family="text">
      <style:text-properties officeooo:rsid="004bfa62"/>
    </style:style>
    <style:style style:name="T32" style:family="text">
      <style:text-properties officeooo:rsid="00502a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Основ<text:span text:style-name="T19">ы языка SimpleSCP</text:span></text:p>
      <text:p text:style-name="P33"/>
      <text:p text:style-name="P32">Параметры</text:p>
      <text:p text:style-name="P34">Для того, чтобы передать в SimpleSCP-функцию параметры, нужно в <text:span text:style-name="T21">сигнатуре функции </text:span>указать идентификаторы:</text:p>
      <text:p text:style-name="P9">function <text:span text:style-name="T20">example</text:span>(имена, параметров)</text:p>
      <text:p text:style-name="P35">Здесь <text:span text:style-name="T1">имена параметров – </text:span><text:span text:style-name="T2">перечисление идентификаторов параметров через запятую.</text:span></text:p>
      <text:p text:style-name="P25">Для того, чтобы объявить в SimpleSCP-функции выходные параметры, нужно в теле функции указать:</text:p>
      <text:p text:style-name="P10">return идентификатор;</text:p>
      <text:p text:style-name="P24">Здесь <text:span text:style-name="T1">идентификатор – </text:span>название выходного параметра. Конструкций такого вида в программе может быть несколько. </text:p>
      <text:p text:style-name="P24">Примеры правильного объявления входных и выходных параметров SimpleSCP-функции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Пример SimpleSCP</text:p>
          </table:table-cell>
          <table:table-cell table:style-name="Table2.B1" office:value-type="string">
            <text:p text:style-name="P38">Соответствующий код SCP</text:p>
          </table:table-cell>
        </table:table-row>
        <table:table-row>
          <table:table-cell table:style-name="Table2.A2" office:value-type="string">
            <text:p text:style-name="P51">function example(_set) {</text:p>
            <text:p text:style-name="P52"><text:s text:c="2"/>return _set;</text:p>
            <text:p text:style-name="P52"><text:s text:c="2"/>return _answer;</text:p>
            <text:p text:style-name="P51">}</text:p>
          </table:table-cell>
          <table:table-cell table:style-name="Table2.B2" office:value-type="string">
            <text:p text:style-name="P46"><text:span text:style-name="T10">-&gt; rrel_params: ... (*</text:span><text:line-break/> <text:span text:style-name="T16"><text:s/></text:span><text:span text:style-name="T10">-&gt; rrel_1: rrel_in: _set;;</text:span></text:p>
            <text:p text:style-name="P36"><text:span text:style-name="T16"><text:s text:c="2"/></text:span><text:span text:style-name="T10">-&gt; rrel_</text:span><text:span text:style-name="T11">1</text:span><text:span text:style-name="T10">: rrel_</text:span><text:span text:style-name="T11">out</text:span><text:span text:style-name="T10">: _set;;</text:span></text:p>
            <text:p text:style-name="P46"><text:span text:style-name="T10"><text:s text:c="2"/>-&gt; rrel_</text:span><text:span text:style-name="T11">2</text:span><text:span text:style-name="T10">: rrel_</text:span><text:span text:style-name="T11">out</text:span><text:span text:style-name="T10">: _</text:span><text:span text:style-name="T11">answer</text:span><text:span text:style-name="T10">;;</text:span><text:line-break/><text:span text:style-name="T10">*);;</text:span></text:p>
          </table:table-cell>
        </table:table-row>
      </table:table>
      <text:p text:style-name="P24"/>
      <text:p text:style-name="P32">Тело программы</text:p>
      <text:p text:style-name="P1"><text:span text:style-name="T8">Тело </text:span>SimpleSCP-<text:span text:style-name="T18">программы</text:span> состоит из линейных операторов и конструкций управления потоком. </text:p>
      <text:p text:style-name="P1">Типичный линейный оператор языка выглядит следующим образом:</text:p>
      <text:p text:style-name="P3">название(аргументы);</text:p>
      <text:p text:style-name="P2">Где <text:span text:style-name="T1">название</text:span> – это ключевое слово <text:span text:style-name="T7">языка SimpleSCP либо идентификатор пользовательской функции</text:span>, а <text:span text:style-name="T1">аргументы – </text:span><text:span text:style-name="T2">конструкции вида:</text:span></text:p>
      <text:p text:style-name="P3">[модификаторы, название]</text:p>
      <text:p text:style-name="P8">название</text:p>
      <text:p text:style-name="P8">[]</text:p>
      <text:p text:style-name="P5"><text:span text:style-name="T4">Тут </text:span><text:span text:style-name="T7">н</text:span>азвание – <text:span text:style-name="T2">идентификатор используемой константы или переменной, состоящий из нижних подчеркиваний, букв латинского алфавита и цифр, </text:span><text:span text:style-name="T4">либо строковый литерал, взятый в кавычки</text:span><text:span text:style-name="T2">. </text:span>Модификаторы – <text:span text:style-name="T2">список ключевых слов, обозначающих роль аргумента в операторе. Модификаторы могут быть назначены по умолчанию. </text:span><text:span text:style-name="T5">Кроме того, аргумент может быть пустым – </text:span><text:span text:style-name="T6">тогда при трансляции в SCP он не будет использован в операторе</text:span><text:span text:style-name="T5">.</text:span></text:p>
      <text:p text:style-name="P4"><text:span text:style-name="T2">Примеры правильного вызова операторов SimpleSCP можно увидеть </text:span><text:span text:style-name="T3">ниже</text:span><text:span text:style-name="T4">:</text:span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Пример SimpleSCP</text:p>
          </table:table-cell>
          <table:table-cell table:style-name="Table1.B1" office:value-type="string">
            <text:p text:style-name="P37">Соответствующий код SCP</text:p>
          </table:table-cell>
        </table:table-row>
        <table:table-row>
          <table:table-cell table:style-name="Table1.A2" office:value-type="string">
            <text:p text:style-name="P12"><text:span text:style-name="T17">s</text:span>earch(_set, [assign, _arc],_element);</text:p>
          </table:table-cell>
          <table:table-cell table:style-name="Table1.B2" office:value-type="string">
            <text:p text:style-name="P55">-&gt; ..operator1 (*</text:p>
            <text:p text:style-name="P45"><text:span text:style-name="T10"><text:s text:c="2"/>&lt;- searchElStr3;;</text:span><text:line-break/><text:span text:style-name="T16"> <text:s/></text:span><text:span text:style-name="T10">-&gt; rrel_1: rrel_fixed: rrel_scp_var: _set;;</text:span><text:line-break/><text:span text:style-name="T16"> <text:s/></text:span><text:span text:style-name="T10">-&gt; rrel_2: rrel_scp_var: rrel_assign: _arc;;</text:span><text:line-break/><text:span text:style-name="T16"> <text:s/></text:span><text:span text:style-name="T10">-&gt; rrel_3: rrel_fixed: rrel_scp_var: _element;;</text:span><text:line-break/><text:span text:style-name="T10">*);;</text:span></text:p>
          </table:table-cell>
        </table:table-row>
        <table:table-row>
          <table:table-cell table:style-name="Table1.A2" office:value-type="string">
            <text:p text:style-name="P11"><text:span text:style-name="T26">search</text:span>(</text:p>
            <text:p text:style-name="P11"><text:s text:c="2"/>search_pattern, </text:p>
            <text:p text:style-name="P11"><text:s text:c="2"/>[assign, _result], </text:p>
            <text:p text:style-name="P11"><text:s text:c="2"/>parameters, </text:p>
            <text:p text:style-name="P11"><text:s text:c="2"/>[assign, _all_elements]</text:p>
            <text:p text:style-name="P11">);</text:p>
          </table:table-cell>
          <table:table-cell table:style-name="Table1.B2" office:value-type="string">
            <text:p text:style-name="P44"><text:span text:style-name="T10">-&gt; ..operator1 (*</text:span><text:line-break/><text:span text:style-name="T16"> <text:s/></text:span><text:span text:style-name="T10">&lt;- sys_search;;</text:span><text:line-break/><text:span text:style-name="T16"> <text:s/></text:span><text:span text:style-name="T10">-&gt; rrel_1: rrel_fixed: rrel_scp_const: search_pattern;;</text:span><text:line-break/><text:span text:style-name="T16"> <text:s/></text:span><text:span text:style-name="T10">-&gt; rrel_2: rrel_scp_var: rrel_assign: _result;;</text:span><text:line-break/><text:span text:style-name="T16"> <text:s/></text:span><text:span text:style-name="T10">-&gt; rrel_3: rrel_fixed: rrel_scp_const: parameters;;</text:span><text:line-break/><text:span text:style-name="T16"> <text:s/></text:span><text:span text:style-name="T10">-&gt; rrel_4: rrel_scp_var: rrel_assign: _all_elements;;</text:span><text:line-break/><text:soft-page-break/><text:span text:style-name="T10">*);;</text:span></text:p>
          </table:table-cell>
        </table:table-row>
        <table:table-row>
          <table:table-cell table:style-name="Table1.A2" office:value-type="string">
            <text:p text:style-name="P11">erase([erase, _element]);</text:p>
          </table:table-cell>
          <table:table-cell table:style-name="Table1.B2" office:value-type="string">
            <text:p text:style-name="P44"><text:span text:style-name="T10">-&gt; ..operator1 (*</text:span><text:line-break/><text:span text:style-name="T16"> <text:s/></text:span><text:span text:style-name="T10">&lt;- eraseEl;;</text:span><text:line-break/><text:span text:style-name="T16"> <text:s/></text:span><text:span text:style-name="T10">-&gt; rrel_1: rrel_fixed: rrel_scp_var: rrel_erase: _element;;</text:span><text:line-break/><text:span text:style-name="T10">*);;</text:span></text:p>
          </table:table-cell>
        </table:table-row>
        <table:table-row>
          <table:table-cell table:style-name="Table1.A2" office:value-type="string">
            <text:p text:style-name="P22"><text:span text:style-name="T27">generate</text:span>(</text:p>
            <text:p text:style-name="P22"><text:s text:c="2"/>_node1,</text:p>
            <text:p text:style-name="P22"><text:s text:c="2"/>[assign, _arc],</text:p>
            <text:p text:style-name="P22"><text:s text:c="2"/>[assign, _node2],</text:p>
            <text:p text:style-name="P22"><text:s text:c="2"/>[], [], [<text:span text:style-name="T25">assign, </text:span>_set]</text:p>
            <text:p text:style-name="P22">);</text:p>
          </table:table-cell>
          <table:table-cell table:style-name="Table1.B2" office:value-type="string">
            <text:p text:style-name="P44"><text:span text:style-name="T10">-&gt; ..operator1 (*</text:span><text:line-break/><text:span text:style-name="T16"> <text:s/></text:span><text:span text:style-name="T10">&lt;- genSetStr3;;</text:span><text:line-break/><text:span text:style-name="T16"> <text:s/></text:span><text:span text:style-name="T10">-&gt; rrel_1: rrel_fixed: rrel_scp_var: _node1;;</text:span><text:line-break/><text:span text:style-name="T16"> <text:s/></text:span><text:span text:style-name="T10">-&gt; rrel_2: rrel_scp_var: rrel_assign: _arc;;</text:span><text:line-break/><text:span text:style-name="T16"> <text:s/></text:span><text:span text:style-name="T10">-&gt; rrel_3: rrel_scp_var: rrel_assign: _node2;;</text:span><text:line-break/><text:span text:style-name="T16"> <text:s/></text:span><text:span text:style-name="T10">-&gt; rrel_set_3: rrel_</text:span><text:span text:style-name="T14">assign</text:span><text:span text:style-name="T10">: rrel_scp_var: _set;;</text:span><text:line-break/><text:span text:style-name="T10">*);;</text:span></text:p>
          </table:table-cell>
        </table:table-row>
        <table:table-row>
          <table:table-cell table:style-name="Table1.A2" office:value-type="string">
            <text:p text:style-name="P13">proc_of_user_function(</text:p>
            <text:p text:style-name="P13"><text:s text:c="2"/>_user_argument, </text:p>
            <text:p text:style-name="P13"><text:s text:c="2"/>nrel_<text:span text:style-name="T9">some_relation</text:span></text:p>
            <text:p text:style-name="P13">);</text:p>
          </table:table-cell>
          <table:table-cell table:style-name="Table1.B2" office:value-type="string">
            <text:p text:style-name="P44"><text:span text:style-name="T10">-&gt; ..operator1 (*</text:span><text:line-break/><text:span text:style-name="T16"> <text:s/></text:span><text:span text:style-name="T10">&lt;- call;;</text:span><text:line-break/><text:span text:style-name="T16"> <text:s/></text:span><text:span text:style-name="T10">-&gt; rrel_1: rrel_fixed: rrel_scp_const: proc_of_user_function;;</text:span><text:line-break/><text:span text:style-name="T16"> <text:s/></text:span><text:span text:style-name="T10">-&gt; rrel_2: ... (*</text:span><text:line-break/><text:span text:style-name="T16"> <text:s text:c="3"/></text:span><text:span text:style-name="T10">-&gt; rrel_1: rrel_fixed: rrel_scp_var: _user_argument;;</text:span><text:line-break/><text:span text:style-name="T16"> <text:s text:c="3"/></text:span><text:span text:style-name="T10">-&gt; rrel_2: rrel_fixed: rrel_scp_const: nrel_some_relation;;</text:span><text:line-break/><text:span text:style-name="T16"> <text:s/></text:span><text:span text:style-name="T10">*);;</text:span><text:line-break/><text:span text:style-name="T16"> <text:s/></text:span><text:span text:style-name="T10">-&gt; rrel_3: rrel_scp_var: rrel_assign: _process;;</text:span><text:line-break/><text:span text:style-name="T16"> <text:s/></text:span><text:span text:style-name="T10">=&gt; nrel_goto: ..operator2;;</text:span><text:line-break/><text:span text:style-name="T10">*);;</text:span><text:line-break/><text:span text:style-name="T10">-&gt; ..operator2 (*</text:span><text:line-break/><text:span text:style-name="T16"> <text:s/></text:span><text:span text:style-name="T10">&lt;- waitReturn;;</text:span><text:line-break/><text:span text:style-name="T16"> <text:s/></text:span><text:span text:style-name="T10">-&gt; rrel_1: rrel_fixed: rrel_scp_var: _process;;</text:span><text:line-break/><text:span text:style-name="T10">*);;</text:span></text:p>
          </table:table-cell>
        </table:table-row>
      </table:table>
      <text:p text:style-name="P15"/>
      <text:p text:style-name="P14">Конструкциями управления потоком в SimpleSCP являются условия и циклы. </text:p>
      <text:p text:style-name="P14">Услов<text:span text:style-name="T22">ные конструкции</text:span> используются следующим образом:</text:p>
      <text:p text:style-name="P6">if (оператор) {действия; если;}</text:p>
      <text:p text:style-name="P6">else {действия; в; другом; случае;}</text:p>
      <text:p text:style-name="P15">Здесь <text:span text:style-name="T1">оператор</text:span> – линейный оператор языка SimpleSCP, <text:span text:style-name="T1">действия если</text:span> – набор операторов, которые необходимо выполнить в случае выполнения условия, <text:span text:style-name="T1">действия в другом случае</text:span> - <text:s/>набор операторов, которые необходимо выполнить в другом случае.</text:p>
      <text:p text:style-name="P15">Пример правильного использования условной конструкции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9">Пример SimpleSCP</text:p>
          </table:table-cell>
        </table:table-row>
        <table:table-row>
          <table:table-cell table:style-name="Table3.A2" office:value-type="string">
            <text:p text:style-name="P54">if(search(some_class, [assign, _arc], _node)) { </text:p>
            <text:p text:style-name="P54"><text:s text:c="2"/>proc_do_some_actions(_node); </text:p>
            <text:p text:style-name="P54">} </text:p>
          </table:table-cell>
        </table:table-row>
        <table:table-row>
          <table:table-cell table:style-name="Table3.A2" office:value-type="string">
            <text:p text:style-name="P41">Соответствующий код SCP</text:p>
          </table:table-cell>
        </table:table-row>
        <table:table-row>
          <table:table-cell table:style-name="Table3.A2" office:value-type="string">
            <text:p text:style-name="P49"><text:span text:style-name="T10">-&gt; ..operator1 (*</text:span><text:line-break/><text:span text:style-name="T16"> <text:s/></text:span><text:span text:style-name="T10">&lt;- searchElStr3;;</text:span><text:line-break/><text:span text:style-name="T16"> <text:s/></text:span><text:span text:style-name="T10">-&gt; rrel_1: rrel_fixed: rrel_scp_const: some_class;;</text:span><text:line-break/><text:span text:style-name="T16"> <text:s/></text:span><text:span text:style-name="T10">-&gt; rrel_2: rrel_scp_var: rrel_assign: _arc;;</text:span><text:line-break/><text:span text:style-name="T16"> <text:s/></text:span><text:span text:style-name="T10">-&gt; rrel_3: rrel_fixed: rrel_scp_var: _node;;</text:span><text:line-break/><text:span text:style-name="T16"> <text:s/></text:span><text:span text:style-name="T10">=&gt; nrel_then: ..operator2;;</text:span><text:line-break/><text:soft-page-break/><text:span text:style-name="T16"> <text:s/></text:span><text:span text:style-name="T10">=&gt; nrel_else: ..operator</text:span><text:span text:style-name="T12">4</text:span><text:span text:style-name="T10">;;</text:span><text:line-break/><text:span text:style-name="T10">*);;</text:span><text:line-break/><text:span text:style-name="T10">-&gt; ..operator2 (*</text:span><text:line-break/><text:span text:style-name="T16"> <text:s/></text:span><text:span text:style-name="T10">&lt;- call;;</text:span><text:line-break/><text:span text:style-name="T16"> <text:s/></text:span><text:span text:style-name="T10">-&gt; rrel_1: rrel_fixed: rrel_scp_const: proc_do_some_actions;;</text:span><text:line-break/><text:span text:style-name="T16"> <text:s/></text:span><text:span text:style-name="T10">-&gt; rrel_2: ... (*</text:span><text:line-break/><text:span text:style-name="T16"> <text:s text:c="3"/></text:span><text:span text:style-name="T10">-&gt; rrel_1: rrel_fixed: rrel_scp_var: _node;;</text:span><text:line-break/><text:span text:style-name="T16"> <text:s/></text:span><text:span text:style-name="T10">*);;</text:span><text:line-break/><text:span text:style-name="T16"> <text:s/></text:span><text:span text:style-name="T10">-&gt; rrel_3: rrel_scp_var: rrel_assign: _process;;</text:span><text:line-break/><text:span text:style-name="T16"> <text:s/></text:span><text:span text:style-name="T10">=&gt; nrel_goto: ..operator3;;</text:span><text:line-break/><text:span text:style-name="T10">*);;</text:span><text:line-break/><text:span text:style-name="T10">-&gt; ..operator3 (*</text:span><text:line-break/><text:span text:style-name="T16"> <text:s/></text:span><text:span text:style-name="T10">&lt;- waitReturn;;</text:span><text:line-break/><text:span text:style-name="T16"> <text:s/></text:span><text:span text:style-name="T10">-&gt; rrel_1: rrel_fixed: rrel_scp_var: _process;;</text:span><text:line-break/><text:span text:style-name="T10">*);;</text:span></text:p>
          </table:table-cell>
        </table:table-row>
      </table:table>
      <text:p text:style-name="P15"/>
      <text:p text:style-name="P17">Циклы с предусловием в SimpleSCP описываются следующим образом:</text:p>
      <text:p text:style-name="P7">while(оператор) {действия;}</text:p>
      <text:p text:style-name="P16">Здесь <text:span text:style-name="T1">оператор</text:span> – линейный оператор языка SimpleSCP, <text:span text:style-name="T1">действия </text:span>– набор операторов, которые необходимо выполн<text:span text:style-name="T23">ять до тех пор, пока выполняется условие.</text:span></text:p>
      <text:p text:style-name="P16">Пример правильного использования <text:span text:style-name="T24">циклической конструкции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0">Пример SimpleSCP</text:p>
          </table:table-cell>
        </table:table-row>
        <table:table-row>
          <table:table-cell table:style-name="Table4.A2" office:value-type="string">
            <text:p text:style-name="P53"><text:s/>while(search(_set, [assign, _arc], [assign, _node])){</text:p>
            <text:p text:style-name="P53"><text:s text:c="4"/>print_<text:span text:style-name="T28">el</text:span>(_node);</text:p>
            <text:p text:style-name="P53"><text:s text:c="4"/>proc_of_some_actions([_node]);</text:p>
            <text:p text:style-name="P53"><text:s text:c="4"/>erase(erase, _arc);</text:p>
            <text:p text:style-name="P53"><text:s text:c="2"/>}</text:p>
          </table:table-cell>
        </table:table-row>
        <table:table-row>
          <table:table-cell table:style-name="Table4.A2" office:value-type="string">
            <text:p text:style-name="P41">Соответствующий код SCP</text:p>
          </table:table-cell>
        </table:table-row>
        <table:table-row>
          <table:table-cell table:style-name="Table4.A2" office:value-type="string">
            <text:p text:style-name="P48"><text:span text:style-name="T10">-&gt; ..operator1 (*</text:span><text:line-break/><text:span text:style-name="T16"> <text:s/></text:span><text:span text:style-name="T10">&lt;- searchElStr3;;</text:span><text:line-break/><text:span text:style-name="T16"> <text:s/></text:span><text:span text:style-name="T10">-&gt; rrel_1: rrel_fixed: rrel_scp_var: _set;;</text:span><text:line-break/><text:span text:style-name="T16"> <text:s/></text:span><text:span text:style-name="T10">-&gt; rrel_2: rrel_scp_var: rrel_assign: _arc;;</text:span><text:line-break/><text:span text:style-name="T16"> <text:s/></text:span><text:span text:style-name="T10">-&gt; rrel_3: rrel_scp_var: rrel_assign: _node;;</text:span><text:line-break/><text:span text:style-name="T16"> <text:s/></text:span><text:span text:style-name="T10">=&gt; nrel_then: ..operator2;;</text:span><text:line-break/><text:span text:style-name="T16"> <text:s/></text:span><text:span text:style-name="T10">=&gt; nrel_else: ..operator6;;</text:span><text:line-break/><text:span text:style-name="T10">*);;</text:span><text:line-break/><text:span text:style-name="T10">-&gt; ..operator2 (*</text:span><text:line-break/><text:span text:style-name="T16"> <text:s/></text:span><text:span text:style-name="T10">&lt;- printEl;;</text:span><text:line-break/><text:span text:style-name="T16"> <text:s/></text:span><text:span text:style-name="T10">-&gt; rrel_1: rrel_fixed: rrel_scp_var: _node;;</text:span><text:line-break/><text:span text:style-name="T16"> <text:s/></text:span><text:span text:style-name="T10">=&gt; nrel_goto: ..operator3;;</text:span><text:line-break/><text:span text:style-name="T10">*);;</text:span><text:line-break/><text:span text:style-name="T10">-&gt; ..operator3 (*</text:span><text:line-break/><text:span text:style-name="T16"> <text:s/></text:span><text:span text:style-name="T10">&lt;- call;;</text:span><text:line-break/><text:span text:style-name="T16"> <text:s/></text:span><text:span text:style-name="T10">-&gt; rrel_1: rrel_fixed: rrel_scp_const: proc_of_some_actions;;</text:span><text:line-break/><text:span text:style-name="T16"> <text:s/></text:span><text:span text:style-name="T10">-&gt; rrel_2: ... (*</text:span><text:line-break/><text:span text:style-name="T16"> <text:s text:c="3"/></text:span><text:span text:style-name="T10">-&gt; rrel_1: rrel_fixed: rrel_scp_var: _node;;</text:span><text:line-break/><text:span text:style-name="T16"> <text:s/></text:span><text:span text:style-name="T10">*);;</text:span><text:line-break/><text:span text:style-name="T16"> <text:s/></text:span><text:span text:style-name="T10">-&gt; rrel_3: rrel_scp_var: rrel_assign: _process;;</text:span><text:line-break/><text:span text:style-name="T16"> <text:s/></text:span><text:span text:style-name="T10">=&gt; nrel_goto: ..operator4;;</text:span><text:line-break/><text:span text:style-name="T10">*);;</text:span><text:line-break/><text:soft-page-break/><text:span text:style-name="T10">-&gt; ..operator4 (*</text:span><text:line-break/><text:span text:style-name="T16"> <text:s/></text:span><text:span text:style-name="T10">&lt;- waitReturn;;</text:span><text:line-break/><text:span text:style-name="T16"> <text:s/></text:span><text:span text:style-name="T10">-&gt; rrel_1: rrel_fixed: rrel_scp_var: _process;;</text:span><text:line-break/><text:span text:style-name="T16"> <text:s/></text:span><text:span text:style-name="T10">=&gt; nrel_goto: ..operator5;;</text:span><text:line-break/><text:span text:style-name="T10">*);;</text:span><text:line-break/><text:span text:style-name="T10">-&gt; ..operator5 (*</text:span><text:line-break/><text:span text:style-name="T16"> <text:s/></text:span><text:span text:style-name="T10">&lt;- eraseEl;;</text:span><text:line-break/><text:span text:style-name="T16"> <text:s/></text:span><text:span text:style-name="T10">-&gt; rrel_1: rrel_fixed: rrel_scp_var: rrel_erase: _arc;;</text:span><text:line-break/><text:span text:style-name="T16"> <text:s/></text:span><text:span text:style-name="T10">=&gt; nrel_goto: ..operator1;;</text:span><text:line-break/><text:span text:style-name="T10">*);;</text:span></text:p>
          </table:table-cell>
        </table:table-row>
      </table:table>
      <text:p text:style-name="P16"/>
      <text:p text:style-name="P18"/>
      <text:p text:style-name="P18"/>
      <text:p text:style-name="P18"/>
      <text:p text:style-name="P27">Приложение 1. Список операторов языка SimpleSCP</text:p>
      <text:p text:style-name="P19">(Добавляются по мере необходимости)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2">Оператор</text:p>
          </table:table-cell>
          <table:table-cell table:style-name="Table8.B1" office:value-type="string">
            <text:p text:style-name="P42">Количество аргументов</text:p>
          </table:table-cell>
        </table:table-row>
        <table:table-row>
          <table:table-cell table:style-name="Table8.A2" table:number-columns-spanned="2" office:value-type="string">
            <text:p text:style-name="P59">оператор(rrel_1, rrel_2, rrel_3 ...)</text:p>
          </table:table-cell>
          <table:covered-table-cell/>
        </table:table-row>
        <table:table-row>
          <table:table-cell table:style-name="Table8.A3" office:value-type="string">
            <text:p text:style-name="P56">search</text:p>
          </table:table-cell>
          <table:table-cell table:style-name="Table8.A2" office:value-type="string">
            <text:p text:style-name="P58">1</text:p>
          </table:table-cell>
        </table:table-row>
        <table:table-row>
          <table:table-cell table:style-name="Table8.A3" office:value-type="string">
            <text:p text:style-name="P56">search</text:p>
          </table:table-cell>
          <table:table-cell table:style-name="Table8.A2" office:value-type="string">
            <text:p text:style-name="P58">3</text:p>
          </table:table-cell>
        </table:table-row>
        <table:table-row>
          <table:table-cell table:style-name="Table8.A3" office:value-type="string">
            <text:p text:style-name="P56">search</text:p>
          </table:table-cell>
          <table:table-cell table:style-name="Table8.A2" office:value-type="string">
            <text:p text:style-name="P58">5</text:p>
          </table:table-cell>
        </table:table-row>
        <table:table-row>
          <table:table-cell table:style-name="Table8.A3" office:value-type="string">
            <text:p text:style-name="P56">gen<text:span text:style-name="T29">erate</text:span></text:p>
          </table:table-cell>
          <table:table-cell table:style-name="Table8.A2" office:value-type="string">
            <text:p text:style-name="P58">1</text:p>
          </table:table-cell>
        </table:table-row>
        <table:table-row>
          <table:table-cell table:style-name="Table8.A3" office:value-type="string">
            <text:p text:style-name="P56">gen<text:span text:style-name="T29">erate</text:span></text:p>
          </table:table-cell>
          <table:table-cell table:style-name="Table8.A2" office:value-type="string">
            <text:p text:style-name="P58">3</text:p>
          </table:table-cell>
        </table:table-row>
        <table:table-row>
          <table:table-cell table:style-name="Table8.A3" office:value-type="string">
            <text:p text:style-name="P56">gen<text:span text:style-name="T29">erate</text:span></text:p>
          </table:table-cell>
          <table:table-cell table:style-name="Table8.A2" office:value-type="string">
            <text:p text:style-name="P58">5</text:p>
          </table:table-cell>
        </table:table-row>
        <table:table-row>
          <table:table-cell table:style-name="Table8.A3" office:value-type="string">
            <text:p text:style-name="P56">erase</text:p>
          </table:table-cell>
          <table:table-cell table:style-name="Table8.A2" office:value-type="string">
            <text:p text:style-name="P58">1</text:p>
          </table:table-cell>
        </table:table-row>
        <table:table-row>
          <table:table-cell table:style-name="Table8.A3" office:value-type="string">
            <text:p text:style-name="P56">erase</text:p>
          </table:table-cell>
          <table:table-cell table:style-name="Table8.A2" office:value-type="string">
            <text:p text:style-name="P58">3</text:p>
          </table:table-cell>
        </table:table-row>
        <table:table-row>
          <table:table-cell table:style-name="Table8.A3" office:value-type="string">
            <text:p text:style-name="P56">erase</text:p>
          </table:table-cell>
          <table:table-cell table:style-name="Table8.A2" office:value-type="string">
            <text:p text:style-name="P58">5</text:p>
          </table:table-cell>
        </table:table-row>
        <table:table-row>
          <table:table-cell table:style-name="Table8.A3" office:value-type="string">
            <text:p text:style-name="P56">search</text:p>
          </table:table-cell>
          <table:table-cell table:style-name="Table8.A2" office:value-type="string">
            <text:p text:style-name="P58">4</text:p>
          </table:table-cell>
        </table:table-row>
        <table:table-row>
          <table:table-cell table:style-name="Table8.A3" office:value-type="string">
            <text:p text:style-name="P56">print</text:p>
          </table:table-cell>
          <table:table-cell table:style-name="Table8.A2" office:value-type="string">
            <text:p text:style-name="P58">1</text:p>
          </table:table-cell>
        </table:table-row>
        <table:table-row>
          <table:table-cell table:style-name="Table8.A3" office:value-type="string">
            <text:p text:style-name="P56">print_<text:span text:style-name="T29">nl</text:span></text:p>
          </table:table-cell>
          <table:table-cell table:style-name="Table8.A2" office:value-type="string">
            <text:p text:style-name="P58">1</text:p>
          </table:table-cell>
        </table:table-row>
        <table:table-row>
          <table:table-cell table:style-name="Table8.A3" office:value-type="string">
            <text:p text:style-name="P56">print_<text:span text:style-name="T29">el</text:span></text:p>
          </table:table-cell>
          <table:table-cell table:style-name="Table8.A2" office:value-type="string">
            <text:p text:style-name="P58">1</text:p>
          </table:table-cell>
        </table:table-row>
        <table:table-row>
          <table:table-cell table:style-name="Table8.A3" office:value-type="string">
            <text:p text:style-name="P62">var_assign</text:p>
          </table:table-cell>
          <table:table-cell table:style-name="Table8.A2" office:value-type="string">
            <text:p text:style-name="P58">1</text:p>
          </table:table-cell>
        </table:table-row>
        <table:table-row>
          <table:table-cell table:style-name="Table8.A2" table:number-columns-spanned="2" office:value-type="string">
            <text:p text:style-name="P59">оператор(rrel_1, rrel_2, rrel_3 …, rrel_set_1, rrel_set_2, rrel_set_3 ...)</text:p>
          </table:table-cell>
          <table:covered-table-cell/>
        </table:table-row>
        <table:table-row>
          <table:table-cell table:style-name="Table8.A3" office:value-type="string">
            <text:p text:style-name="P56">search</text:p>
          </table:table-cell>
          <table:table-cell table:style-name="Table8.A2" office:value-type="string">
            <text:p text:style-name="P58">2</text:p>
          </table:table-cell>
        </table:table-row>
        <table:table-row>
          <table:table-cell table:style-name="Table8.A3" office:value-type="string">
            <text:p text:style-name="P56">search</text:p>
          </table:table-cell>
          <table:table-cell table:style-name="Table8.A2" office:value-type="string">
            <text:p text:style-name="P58">6</text:p>
          </table:table-cell>
        </table:table-row>
        <table:table-row>
          <table:table-cell table:style-name="Table8.A3" office:value-type="string">
            <text:p text:style-name="P56">search</text:p>
          </table:table-cell>
          <table:table-cell table:style-name="Table8.A2" office:value-type="string">
            <text:p text:style-name="P58">10</text:p>
          </table:table-cell>
        </table:table-row>
        <table:table-row>
          <table:table-cell table:style-name="Table8.A3" office:value-type="string">
            <text:p text:style-name="P56">gen<text:span text:style-name="T30">erate</text:span></text:p>
          </table:table-cell>
          <table:table-cell table:style-name="Table8.A2" office:value-type="string">
            <text:p text:style-name="P58">2</text:p>
          </table:table-cell>
        </table:table-row>
        <table:table-row>
          <table:table-cell table:style-name="Table8.A3" office:value-type="string">
            <text:p text:style-name="P56">gen<text:span text:style-name="T30">erate</text:span></text:p>
          </table:table-cell>
          <table:table-cell table:style-name="Table8.A2" office:value-type="string">
            <text:p text:style-name="P58">6</text:p>
          </table:table-cell>
        </table:table-row>
        <table:table-row>
          <table:table-cell table:style-name="Table8.A3" office:value-type="string">
            <text:p text:style-name="P56">gen<text:span text:style-name="T30">erate</text:span></text:p>
          </table:table-cell>
          <table:table-cell table:style-name="Table8.A2" office:value-type="string">
            <text:p text:style-name="P58">10</text:p>
          </table:table-cell>
        </table:table-row>
        <table:table-row>
          <table:table-cell table:style-name="Table8.A3" office:value-type="string">
            <text:p text:style-name="P56">erase</text:p>
          </table:table-cell>
          <table:table-cell table:style-name="Table8.A2" office:value-type="string">
            <text:p text:style-name="P58">2</text:p>
          </table:table-cell>
        </table:table-row>
        <table:table-row>
          <table:table-cell table:style-name="Table8.A3" office:value-type="string">
            <text:p text:style-name="P56">erase</text:p>
          </table:table-cell>
          <table:table-cell table:style-name="Table8.A2" office:value-type="string">
            <text:p text:style-name="P58">6</text:p>
          </table:table-cell>
        </table:table-row>
        <text:soft-page-break/>
        <table:table-row>
          <table:table-cell table:style-name="Table8.A3" office:value-type="string">
            <text:p text:style-name="P56">erase</text:p>
          </table:table-cell>
          <table:table-cell table:style-name="Table8.A2" office:value-type="string">
            <text:p text:style-name="P58">10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29">Приложение 2. Модификаторы аргумента SimpleSCP</text:p>
      <text:p text:style-name="P26">(Добавляются по мере необходимости)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7">fixed</text:p>
          </table:table-cell>
        </table:table-row>
        <table:table-row>
          <table:table-cell table:style-name="Table6.A2" office:value-type="string">
            <text:p text:style-name="P57">assign</text:p>
          </table:table-cell>
        </table:table-row>
        <table:table-row>
          <table:table-cell table:style-name="Table6.A2" office:value-type="string">
            <text:p text:style-name="P57">pos_const_perm</text:p>
          </table:table-cell>
        </table:table-row>
        <table:table-row>
          <table:table-cell table:style-name="Table6.A2" office:value-type="string">
            <text:p text:style-name="P57">node</text:p>
          </table:table-cell>
        </table:table-row>
        <table:table-row>
          <table:table-cell table:style-name="Table6.A2" office:value-type="string">
            <text:p text:style-name="P57">arc</text:p>
          </table:table-cell>
        </table:table-row>
        <table:table-row>
          <table:table-cell table:style-name="Table6.A2" office:value-type="string">
            <text:p text:style-name="P57">erase</text:p>
          </table:table-cell>
        </table:table-row>
        <table:table-row>
          <table:table-cell table:style-name="Table6.A2" office:value-type="string">
            <text:p text:style-name="P63">variable</text:p>
          </table:table-cell>
        </table:table-row>
        <table:table-row>
          <table:table-cell table:style-name="Table6.A2" office:value-type="string">
            <text:p text:style-name="P63">constant</text:p>
          </table:table-cell>
        </table:table-row>
      </table:table>
      <text:p text:style-name="P20"/>
      <text:p text:style-name="P28">Приложение 3. Модификаторы аргумента по умолчанию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8">Роль</text:p>
          </table:table-cell>
          <table:table-cell table:style-name="Table7.B1" office:value-type="string">
            <text:p text:style-name="P58">Модификаторы </text:p>
          </table:table-cell>
        </table:table-row>
        <table:table-row>
          <table:table-cell table:style-name="Table7.A2" office:value-type="string">
            <text:p text:style-name="P58">Константа</text:p>
          </table:table-cell>
          <table:table-cell table:style-name="Table7.B2" office:value-type="string">
            <text:p text:style-name="P58">fixed, <text:span text:style-name="T31">constant</text:span> </text:p>
          </table:table-cell>
        </table:table-row>
        <table:table-row>
          <table:table-cell table:style-name="Table7.A2" office:value-type="string">
            <text:p text:style-name="P58">Переменная</text:p>
          </table:table-cell>
          <table:table-cell table:style-name="Table7.B2" office:value-type="string">
            <text:p text:style-name="P58">fixed, <text:span text:style-name="T31">variable</text:span></text:p>
          </table:table-cell>
        </table:table-row>
      </table:table>
      <text:p text:style-name="P23"/>
      <text:p text:style-name="P30">Приложение <text:span text:style-name="T32">5</text:span>. Примеры программ SimpleSCP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3">SimpleSCP</text:p>
          </table:table-cell>
        </table:table-row>
        <table:table-row>
          <table:table-cell table:style-name="Table5.A2" office:value-type="string">
            <text:p text:style-name="P60">function example1() {</text:p>
            <text:p text:style-name="P60"><text:s text:c="2"/>print("Hello world!");</text:p>
            <text:p text:style-name="P60">}</text:p>
          </table:table-cell>
        </table:table-row>
        <table:table-row>
          <table:table-cell table:style-name="Table5.A2" office:value-type="string">
            <text:p text:style-name="P43">SCP</text:p>
          </table:table-cell>
        </table:table-row>
        <table:table-row>
          <table:table-cell table:style-name="Table5.A2" office:value-type="string">
            <text:p text:style-name="P47"><text:span text:style-name="T10">scp_program -&gt; </text:span><text:span text:style-name="T13">example1</text:span><text:span text:style-name="T10"> (*</text:span><text:line-break/><text:span text:style-name="T16"> <text:s/></text:span><text:span text:style-name="T10">-&gt; rrel_params: ... (*</text:span><text:line-break/><text:span text:style-name="T16"> <text:s/></text:span><text:span text:style-name="T10">*);;</text:span><text:line-break/><text:span text:style-name="T16"> <text:s/></text:span><text:span text:style-name="T10">-&gt; rrel_operators: ... (*</text:span><text:line-break/><text:span text:style-name="T16"> <text:s text:c="3"/></text:span><text:span text:style-name="T10">-&gt; rrel_init: ..operator1 (*</text:span><text:line-break/><text:span text:style-name="T16"> <text:s text:c="5"/></text:span><text:span text:style-name="T10">&lt;- print;;</text:span><text:line-break/><text:span text:style-name="T16"> <text:s text:c="5"/></text:span><text:span text:style-name="T10">-&gt; rrel_1: rrel_fixed: rrel_scp_const: [Hello world!];;</text:span><text:line-break/><text:span text:style-name="T16"> <text:s text:c="5"/></text:span><text:span text:style-name="T10">=&gt; nrel_goto: ..operator2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2 (*</text:span><text:line-break/><text:span text:style-name="T16"> <text:s text:c="5"/></text:span><text:span text:style-name="T10">&lt;- return;;</text:span><text:line-break/><text:span text:style-name="T16"> <text:s text:c="3"/></text:span><text:span text:style-name="T10">*);;</text:span><text:line-break/><text:span text:style-name="T16"> <text:s/></text:span><text:span text:style-name="T10">*);;</text:span><text:line-break/><text:span text:style-name="T10">*);;</text:span></text:p>
          </table:table-cell>
        </table:table-row>
        <table:table-row>
          <table:table-cell table:style-name="Table5.A2" office:value-type="string">
            <text:p text:style-name="P43">SimpleSCP</text:p>
          </table:table-cell>
        </table:table-row>
        <table:table-row>
          <table:table-cell table:style-name="Table5.A2" office:value-type="string">
            <text:p text:style-name="P61">function example2(_scp_program) {</text:p>
            <text:p text:style-name="P61"><text:s text:c="2"/>search(</text:p>
            <text:p text:style-name="P61"><text:soft-page-break/><text:s text:c="4"/>_scp_program, </text:p>
            <text:p text:style-name="P61"><text:s text:c="4"/>[assign, _tmp_arc_1], </text:p>
            <text:p text:style-name="P61"><text:s text:c="4"/>[assign, _pattern], </text:p>
            <text:p text:style-name="P61"><text:s text:c="4"/>[assign, _tmp_arc_2], </text:p>
            <text:p text:style-name="P61"><text:s text:c="4"/>nrel_error_pattern,</text:p>
            <text:p text:style-name="P61"><text:s text:c="4"/>[], [], [assign, _patterns], [], [] <text:s text:c="3"/></text:p>
            <text:p text:style-name="P61"><text:s text:c="2"/>);</text:p>
            <text:p text:style-name="P61"><text:s text:c="2"/>while(search(patterns, [assign, _arc], [assign, _pattern])) {</text:p>
            <text:p text:style-name="P61"><text:s text:c="4"/>search(</text:p>
            <text:p text:style-name="P61"><text:s text:c="6"/>_pattern,</text:p>
            <text:p text:style-name="P61"><text:s text:c="6"/>[assign, _result],</text:p>
            <text:p text:style-name="P61"><text:s text:c="6"/>pattern_params,</text:p>
            <text:p text:style-name="P61"><text:s text:c="6"/>[assign, _all_elements]</text:p>
            <text:p text:style-name="P61"><text:s text:c="4"/>);</text:p>
            <text:p text:style-name="P61"><text:s text:c="4"/>if(_result) {</text:p>
            <text:p text:style-name="P61"><text:s text:c="6"/>proc_generate_error(_scp_program);</text:p>
            <text:p text:style-name="P61"><text:s text:c="6"/>print("Error!");</text:p>
            <text:p text:style-name="P61"><text:s text:c="4"/>}</text:p>
            <text:p text:style-name="P61"><text:s text:c="4"/>erase([erase, _arc]); </text:p>
            <text:p text:style-name="P61"><text:s text:c="2"/>}</text:p>
            <text:p text:style-name="P61">}</text:p>
          </table:table-cell>
        </table:table-row>
        <table:table-row>
          <table:table-cell table:style-name="Table5.A2" office:value-type="string">
            <text:p text:style-name="P43">SCP</text:p>
          </table:table-cell>
        </table:table-row>
        <table:table-row>
          <table:table-cell table:style-name="Table5.A2" office:value-type="string">
            <text:p text:style-name="P50"><text:span text:style-name="T10">scp_program -&gt; </text:span><text:span text:style-name="T15">example2</text:span><text:span text:style-name="T10"> (*</text:span><text:line-break/><text:span text:style-name="T16"> <text:s/></text:span><text:span text:style-name="T10">-&gt; rrel_params: ... (*</text:span><text:line-break/><text:span text:style-name="T16"> <text:s text:c="3"/></text:span><text:span text:style-name="T10">-&gt; rrel_1: rrel_in: _scp_program;;</text:span><text:line-break/><text:span text:style-name="T16"> <text:s/></text:span><text:span text:style-name="T10">*);;</text:span><text:line-break/><text:span text:style-name="T16"> <text:s/></text:span><text:span text:style-name="T10">-&gt; rrel_operators: ... (*</text:span><text:line-break/><text:span text:style-name="T16"> <text:s text:c="3"/></text:span><text:span text:style-name="T10">-&gt; rrel_init: ..operator1 (*</text:span><text:line-break/><text:span text:style-name="T16"> <text:s text:c="5"/></text:span><text:span text:style-name="T10">&lt;- searchSetStr5;;</text:span><text:line-break/><text:span text:style-name="T16"> <text:s text:c="5"/></text:span><text:span text:style-name="T10">-&gt; rrel_1: rrel_fixed: rrel_scp_var: _scp_program;;</text:span><text:line-break/><text:span text:style-name="T16"> <text:s text:c="5"/></text:span><text:span text:style-name="T10">-&gt; rrel_2: rrel_scp_var: rrel_assign: _tmp_arc_1;;</text:span><text:line-break/><text:span text:style-name="T16"> <text:s text:c="5"/></text:span><text:span text:style-name="T10">-&gt; rrel_3: rrel_scp_var: rrel_assign: _pattern;;</text:span><text:line-break/><text:span text:style-name="T16"> <text:s text:c="5"/></text:span><text:span text:style-name="T10">-&gt; rrel_4: rrel_scp_var: rrel_assign: _tmp_arc_2;;</text:span><text:line-break/><text:span text:style-name="T16"> <text:s text:c="5"/></text:span><text:span text:style-name="T10">-&gt; rrel_5: rrel_fixed: rrel_scp_const: nrel_error_pattern;;</text:span><text:line-break/><text:span text:style-name="T16"> <text:s text:c="5"/></text:span><text:span text:style-name="T10">-&gt; rrel_set_3: rrel_scp_var: rrel_assign: _patterns;;</text:span><text:line-break/><text:span text:style-name="T16"> <text:s text:c="5"/></text:span><text:span text:style-name="T10">=&gt; nrel_goto: ..operator2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2 (*</text:span><text:line-break/><text:span text:style-name="T16"> <text:s text:c="5"/></text:span><text:span text:style-name="T10">&lt;- searchElStr3;;</text:span><text:line-break/><text:span text:style-name="T16"> <text:s text:c="5"/></text:span><text:span text:style-name="T10">-&gt; rrel_1: rrel_fixed: rrel_scp_const: patterns;;</text:span><text:line-break/><text:span text:style-name="T16"> <text:s text:c="5"/></text:span><text:span text:style-name="T10">-&gt; rrel_2: rrel_scp_var: rrel_assign: _arc;;</text:span><text:line-break/><text:span text:style-name="T16"> <text:s text:c="5"/></text:span><text:span text:style-name="T10">-&gt; rrel_3: rrel_scp_var: rrel_assign: _pattern;;</text:span><text:line-break/><text:span text:style-name="T16"> <text:s text:c="5"/></text:span><text:span text:style-name="T10">=&gt; nrel_then: ..operator3;;</text:span><text:line-break/><text:span text:style-name="T16"> <text:s text:c="5"/></text:span><text:span text:style-name="T10">=&gt; nrel_else: ..operator10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3 (*</text:span><text:line-break/><text:span text:style-name="T16"> <text:s text:c="5"/></text:span><text:span text:style-name="T10">&lt;- sys_search;;</text:span><text:line-break/><text:span text:style-name="T16"> <text:s text:c="5"/></text:span><text:span text:style-name="T10">-&gt; rrel_1: rrel_fixed: rrel_scp_var: _pattern;;</text:span><text:line-break/><text:span text:style-name="T16"> <text:s text:c="5"/></text:span><text:span text:style-name="T10">-&gt; rrel_2: rrel_scp_var: rrel_assign: _result;;</text:span><text:line-break/><text:span text:style-name="T16"> <text:s text:c="5"/></text:span><text:span text:style-name="T10">-&gt; rrel_3: rrel_fixed: rrel_scp_const: pattern_params;;</text:span><text:line-break/><text:span text:style-name="T16"> <text:s text:c="5"/></text:span><text:span text:style-name="T10">-&gt; rrel_4: rrel_scp_var: rrel_assign: _all_elements;;</text:span><text:line-break/><text:soft-page-break/><text:span text:style-name="T16"> <text:s text:c="5"/></text:span><text:span text:style-name="T10">=&gt; nrel_goto: ..operator4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4 (*</text:span><text:line-break/><text:span text:style-name="T16"> <text:s text:c="5"/></text:span><text:span text:style-name="T10">&lt;- ifVarAssign;;</text:span><text:line-break/><text:span text:style-name="T16"> <text:s text:c="5"/></text:span><text:span text:style-name="T10">-&gt; rrel_1: rrel_fixed: rrel_scp_var: _result;;</text:span><text:line-break/><text:span text:style-name="T16"> <text:s text:c="5"/></text:span><text:span text:style-name="T10">=&gt; nrel_then: ..operator5;;</text:span><text:line-break/><text:span text:style-name="T16"> <text:s text:c="5"/></text:span><text:span text:style-name="T10">=&gt; nrel_else: ..operator8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5 (*</text:span><text:line-break/><text:span text:style-name="T16"> <text:s text:c="5"/></text:span><text:span text:style-name="T10">&lt;- call;;</text:span><text:line-break/><text:span text:style-name="T16"> <text:s text:c="5"/></text:span><text:span text:style-name="T10">-&gt; rrel_1: rrel_fixed: rrel_scp_const: proc_generate_error;;</text:span><text:line-break/><text:span text:style-name="T16"> <text:s text:c="5"/></text:span><text:span text:style-name="T10">-&gt; rrel_2: ... (*</text:span><text:line-break/><text:span text:style-name="T16"> <text:s text:c="7"/></text:span><text:span text:style-name="T10">-&gt; rrel_1: rrel_fixed: rrel_scp_var: _scp_program;;</text:span><text:line-break/><text:span text:style-name="T16"> <text:s text:c="5"/></text:span><text:span text:style-name="T10">*);;</text:span><text:line-break/><text:span text:style-name="T16"> <text:s text:c="5"/></text:span><text:span text:style-name="T10">-&gt; rrel_3: rrel_scp_var: rrel_assign: _process;;</text:span><text:line-break/><text:span text:style-name="T16"> <text:s text:c="5"/></text:span><text:span text:style-name="T10">=&gt; nrel_goto: ..operator6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6 (*</text:span><text:line-break/><text:span text:style-name="T16"> <text:s text:c="5"/></text:span><text:span text:style-name="T10">&lt;- waitReturn;;</text:span><text:line-break/><text:span text:style-name="T16"> <text:s text:c="5"/></text:span><text:span text:style-name="T10">-&gt; rrel_1: rrel_fixed: rrel_scp_var: _process;;</text:span><text:line-break/><text:span text:style-name="T16"> <text:s text:c="5"/></text:span><text:span text:style-name="T10">=&gt; nrel_goto: ..operator7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7 (*</text:span><text:line-break/><text:span text:style-name="T16"> <text:s text:c="5"/></text:span><text:span text:style-name="T10">&lt;- print;;</text:span><text:line-break/><text:span text:style-name="T16"> <text:s text:c="5"/></text:span><text:span text:style-name="T10">-&gt; rrel_1: rrel_fixed: rrel_scp_const: [Error!];;</text:span><text:line-break/><text:span text:style-name="T16"> <text:s text:c="5"/></text:span><text:span text:style-name="T10">=&gt; nrel_goto: ..operator8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8 (*</text:span><text:line-break/><text:span text:style-name="T16"> <text:s text:c="5"/></text:span><text:span text:style-name="T10">&lt;- print;;</text:span><text:line-break/><text:span text:style-name="T16"> <text:s text:c="5"/></text:span><text:span text:style-name="T10">-&gt; rrel_1: rrel_scp_const: rrel_fixed: [...];;</text:span><text:line-break/><text:span text:style-name="T16"> <text:s text:c="5"/></text:span><text:span text:style-name="T10">=&gt; nrel_goto: ..operator9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9 (*</text:span><text:line-break/><text:span text:style-name="T16"> <text:s text:c="5"/></text:span><text:span text:style-name="T10">&lt;- eraseEl;;</text:span><text:line-break/><text:span text:style-name="T16"> <text:s text:c="5"/></text:span><text:span text:style-name="T10">-&gt; rrel_1: rrel_fixed: rrel_scp_var: rrel_erase: _arc;;</text:span><text:line-break/><text:span text:style-name="T16"> <text:s text:c="5"/></text:span><text:span text:style-name="T10">=&gt; nrel_goto: ..operator2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10 (*</text:span><text:line-break/><text:span text:style-name="T16"> <text:s text:c="5"/></text:span><text:span text:style-name="T10">&lt;- print;;</text:span><text:line-break/><text:span text:style-name="T16"> <text:s text:c="5"/></text:span><text:span text:style-name="T10">-&gt; rrel_1: rrel_scp_const: rrel_fixed: [...];;</text:span><text:line-break/><text:span text:style-name="T16"> <text:s text:c="5"/></text:span><text:span text:style-name="T10">=&gt; nrel_goto: ..operator11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11 (*</text:span><text:line-break/><text:span text:style-name="T16"> <text:s text:c="5"/></text:span><text:span text:style-name="T10">&lt;- return;;</text:span><text:line-break/><text:span text:style-name="T16"> <text:s text:c="3"/></text:span><text:span text:style-name="T10">*);;</text:span><text:line-break/><text:span text:style-name="T16"> <text:s/></text:span><text:span text:style-name="T10">*);;</text:span><text:line-break/><text:span text:style-name="T10">*);;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0:13:27.069444304</meta:creation-date>
    <dc:date>2015-04-09T20:00:05.547461832</dc:date>
    <meta:editing-duration>PT3H32M28S</meta:editing-duration>
    <meta:editing-cycles>69</meta:editing-cycles>
    <meta:generator>LibreOffice/4.2.7.2$Linux_x86 LibreOffice_project/420m0$Build-2</meta:generator>
    <meta:document-statistic meta:table-count="8" meta:image-count="0" meta:object-count="0" meta:page-count="7" meta:paragraph-count="180" meta:word-count="1076" meta:character-count="9598" meta:non-whitespace-character-count="7966"/>
  </office:meta>
</office:document-meta>
</file>